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02" calcext:value-type="float">
            <text:p>112.0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5256" calcext:value-type="float">
            <text:p>111.3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9896" calcext:value-type="float">
            <text:p>110.4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188" calcext:value-type="float">
            <text:p>110.2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3136" calcext:value-type="float">
            <text:p>109.6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1176" calcext:value-type="float">
            <text:p>109.2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9672" calcext:value-type="float">
            <text:p>109.3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1824" calcext:value-type="float">
            <text:p>109.0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9656" calcext:value-type="float">
            <text:p>108.4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0264" calcext:value-type="float">
            <text:p>108.0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5672" calcext:value-type="float">
            <text:p>107.8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1848" calcext:value-type="float">
            <text:p>108.5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0016" calcext:value-type="float">
            <text:p>107.5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6816" calcext:value-type="float">
            <text:p>108.6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2752" calcext:value-type="float">
            <text:p>107.3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5032" calcext:value-type="float">
            <text:p>106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200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5312" calcext:value-type="float">
            <text:p>104.9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4752" calcext:value-type="float">
            <text:p>104.3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7536" calcext:value-type="float">
            <text:p>102.9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6872" calcext:value-type="float">
            <text:p>102.2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4832" calcext:value-type="float">
            <text:p>101.1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7928" calcext:value-type="float">
            <text:p>100.0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6256" calcext:value-type="float">
            <text:p>100.3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0808" calcext:value-type="float">
            <text:p>96.3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6576" calcext:value-type="float">
            <text:p>95.2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8976" calcext:value-type="float">
            <text:p>95.4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2472" calcext:value-type="float">
            <text:p>93.6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2608" calcext:value-type="float">
            <text:p>91.7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7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202</text:p>
          </table:table-cell>
          <table:table-cell office:value-type="string" calcext:value-type="string">
            <text:p>TWDB:1028202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